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4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Table1.G19" style:family="table-cell" style:data-style-name="N7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-complex="Arial1"/>
    </style:style>
    <style:style style:name="P8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hyphenation-ladder-count="no-limit"/>
      <style:text-properties fo:color="#000000" style:font-name="Calibri1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12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3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P15" style:family="paragraph" style:parent-style-name="Standard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text-properties style:font-name-complex="Arial1"/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Group 2</text:span><text:span text:style-name="T2"><text:tab/></text:span><text:span text:style-name="T3">Time Sheet</text:span></text:p>
      <text:p text:style-name="P4"><text:date style:data-style-name="N30" text:date-value="2014-12-07T04:16:40.30">12/7/14</text:date></text:p>
      <text:p text:style-name="P5"/>
      <text:p text:style-name="P5"/>
      <text:p text:style-name="P12"><text:span text:style-name="T4">Employee Name:</text:span><text:span text:style-name="T5"> <text:s/><text:tab/> </text:span></text:p>
      <text:p text:style-name="P12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table:number-columns-spanned="2" office:value-type="string">
            <text:p text:style-name="P10">Task ID</text:p>
          </table:table-cell>
          <table:covered-table-cell/>
          <table:table-cell table:style-name="Table1.A1" office:value-type="string">
            <text:p text:style-name="P10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9">SE_02_PPLAN_02</text:p>
            <text:p text:style-name="P5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2<text:bookmark text:name="_GoBack"/>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8">SE_02_DS_02</text:p>
            <text:p text:style-name="P8">Decomposition Description</text:p>
            <text:p text:style-name="P5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1">
            <text:p text:style-name="P6">1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8">SE_02_DS_04_S</text:p>
            <text:p text:style-name="P5">Interface of Server</text:p>
            <text:p text:style-name="P5">SE_02_DS_00</text:p>
            <text:p text:style-name="P5">Improvements</text:p>
            <text:p text:style-name="P5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5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4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8">SE_02_P1_00_S</text:p>
            <text:p text:style-name="P5">Server Prototype</text:p>
            <text:p text:style-name="P5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½ hour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6"/></text:p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ext:soft-page-break/>
        <table:table-row table:style-name="Table1.1">
          <table:table-cell table:style-name="Table1.A2" office:value-type="string">
            <text:p text:style-name="P6"><text:bookmark text:name="OLE_LINK5"/></text:p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3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4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><text:s/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7"/>
          </table:table-cell>
          <table:table-cell table:style-name="Table1.A19" office:value-type="string">
            <text:p text:style-name="P7"/>
          </table:table-cell>
          <table:table-cell table:style-name="Table1.C19" table:number-columns-spanned="2" office:value-type="string">
            <text:p text:style-name="P11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19" office:value-type="float" office:value="9.5">
            <text:p text:style-name="P6">9 1/2</text:p>
          </table:table-cell>
        </table:table-row>
      </table:table>
      <text:p text:style-name="Standard"/>
      <text:p text:style-name="Standard"/>
      <text:p text:style-name="P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dc:creator>Max Atkins</dc:creator>
    <meta:editing-cycles>11</meta:editing-cycles>
    <meta:creation-date>2014-11-04T14:45:00</meta:creation-date>
    <dc:date>2014-12-07T04:16:40.29</dc:date>
    <dc:language>en-GB</dc:language>
    <meta:editing-duration>PT14M47S</meta:editing-duration>
    <meta:generator>OpenOffice/4.1.0$Win32 OpenOffice.org_project/410m18$Build-9764</meta:generator>
    <meta:document-statistic meta:table-count="1" meta:image-count="0" meta:object-count="0" meta:page-count="2" meta:paragraph-count="45" meta:word-count="78" meta:character-count="510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